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 =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ng selection 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st step, sort the arr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cond step for binary search, to find k = 3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31 &lt;= 12 ?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 = 1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3:51:10.749608559</meta:creation-date>
    <dc:date>2023-05-09T14:41:06.972756396</dc:date>
    <meta:editing-duration>PT9M25S</meta:editing-duration>
    <meta:editing-cycles>2</meta:editing-cycles>
    <meta:generator>LibreOffice/7.3.6.2$Linux_X86_64 LibreOffice_project/30$Build-2</meta:generator>
    <meta:document-statistic meta:table-count="1" meta:cell-count="171" meta:object-count="0"/>
  </office:meta>
</office:document-meta>
</file>